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071in"/>
    </style:style>
    <style:style style:name="co10" style:family="table-column">
      <style:table-column-properties fo:break-before="auto" style:column-width="6.0717in"/>
    </style:style>
    <style:style style:name="co11" style:family="table-column">
      <style:table-column-properties fo:break-before="auto" style:column-width="5.3in"/>
    </style:style>
    <style:style style:name="co12" style:family="table-column">
      <style:table-column-properties fo:break-before="auto" style:column-width="5.6638in"/>
    </style:style>
    <style:style style:name="co13" style:family="table-column">
      <style:table-column-properties fo:break-before="auto" style:column-width="5.6429in"/>
    </style:style>
    <style:style style:name="co14" style:family="table-column">
      <style:table-column-properties fo:break-before="auto" style:column-width="6.0075in"/>
    </style:style>
    <style:style style:name="co15" style:family="table-column">
      <style:table-column-properties fo:break-before="auto" style:column-width="5.7283in"/>
    </style:style>
    <style:style style:name="co16" style:family="table-column">
      <style:table-column-properties fo:break-before="auto" style:column-width="6.0929in"/>
    </style:style>
    <style:style style:name="co17" style:family="table-column">
      <style:table-column-properties fo:break-before="auto" style:column-width="5.3752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5.8362in"/>
    </style:style>
    <style:style style:name="co20" style:family="table-column">
      <style:table-column-properties fo:break-before="auto" style:column-width="6.2in"/>
    </style:style>
    <style:style style:name="co21" style:family="table-column">
      <style:table-column-properties fo:break-before="auto" style:column-width="5.9535in"/>
    </style:style>
    <style:style style:name="co22" style:family="table-column">
      <style:table-column-properties fo:break-before="auto" style:column-width="6.3181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5.2783in"/>
    </style:style>
    <style:style style:name="co25" style:family="table-column">
      <style:table-column-properties fo:break-before="auto" style:column-width="5.8681in"/>
    </style:style>
    <style:style style:name="co26" style:family="table-column">
      <style:table-column-properties fo:break-before="auto" style:column-width="6.2327in"/>
    </style:style>
    <style:style style:name="co27" style:family="table-column">
      <style:table-column-properties fo:break-before="auto" style:column-width="5.4602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5.8035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5.8898in"/>
    </style:style>
    <style:style style:name="co32" style:family="table-column">
      <style:table-column-properties fo:break-before="auto" style:column-width="6.2543in"/>
    </style:style>
    <style:style style:name="co33" style:family="table-column">
      <style:table-column-properties fo:break-before="auto" style:column-width="5.5354in"/>
    </style:style>
    <style:style style:name="co34" style:family="table-column">
      <style:table-column-properties fo:break-before="auto" style:column-width="5.9in"/>
    </style:style>
    <style:style style:name="co35" style:family="table-column">
      <style:table-column-properties fo:break-before="auto" style:column-width="5.9965in"/>
    </style:style>
    <style:style style:name="co36" style:family="table-column">
      <style:table-column-properties fo:break-before="auto" style:column-width="6.361in"/>
    </style:style>
    <style:style style:name="co37" style:family="table-column">
      <style:table-column-properties fo:break-before="auto" style:column-width="6.1146in"/>
    </style:style>
    <style:style style:name="co38" style:family="table-column">
      <style:table-column-properties fo:break-before="auto" style:column-width="6.4791in"/>
    </style:style>
    <style:style style:name="co39" style:family="table-column">
      <style:table-column-properties fo:break-before="auto" style:column-width="4.6673in"/>
    </style:style>
    <style:style style:name="co40" style:family="table-column">
      <style:table-column-properties fo:break-before="auto" style:column-width="5.0319in"/>
    </style:style>
    <style:style style:name="co41" style:family="table-column">
      <style:table-column-properties fo:break-before="auto" style:column-width="5.0957in"/>
    </style:style>
    <style:style style:name="co42" style:family="table-column">
      <style:table-column-properties fo:break-before="auto" style:column-width="6.05in"/>
    </style:style>
    <style:style style:name="co43" style:family="table-column">
      <style:table-column-properties fo:break-before="auto" style:column-width="6.4146in"/>
    </style:style>
    <style:style style:name="co44" style:family="table-column">
      <style:table-column-properties fo:break-before="auto" style:column-width="5.9862in"/>
    </style:style>
    <style:style style:name="co45" style:family="table-column">
      <style:table-column-properties fo:break-before="auto" style:column-width="6.3508in"/>
    </style:style>
    <style:style style:name="co46" style:family="table-column">
      <style:table-column-properties fo:break-before="auto" style:column-width="6.4362in"/>
    </style:style>
    <style:style style:name="co47" style:family="table-column">
      <style:table-column-properties fo:break-before="auto" style:column-width="5.7181in"/>
    </style:style>
    <style:style style:name="co48" style:family="table-column">
      <style:table-column-properties fo:break-before="auto" style:column-width="6.0827in"/>
    </style:style>
    <style:style style:name="co49" style:family="table-column">
      <style:table-column-properties fo:break-before="auto" style:column-width="6.1791in"/>
    </style:style>
    <style:style style:name="co50" style:family="table-column">
      <style:table-column-properties fo:break-before="auto" style:column-width="6.5437in"/>
    </style:style>
    <style:style style:name="co51" style:family="table-column">
      <style:table-column-properties fo:break-before="auto" style:column-width="6.2965in"/>
    </style:style>
    <style:style style:name="co52" style:family="table-column">
      <style:table-column-properties fo:break-before="auto" style:column-width="6.661in"/>
    </style:style>
    <style:style style:name="co53" style:family="table-column">
      <style:table-column-properties fo:break-before="auto" style:column-width="5.2571in"/>
    </style:style>
    <style:style style:name="co54" style:family="table-column">
      <style:table-column-properties fo:break-before="auto" style:column-width="5.6217in"/>
    </style:style>
    <style:style style:name="co55" style:family="table-column">
      <style:table-column-properties fo:break-before="auto" style:column-width="6.211in"/>
    </style:style>
    <style:style style:name="co56" style:family="table-column">
      <style:table-column-properties fo:break-before="auto" style:column-width="6.5756in"/>
    </style:style>
    <style:style style:name="co57" style:family="table-column">
      <style:table-column-properties fo:break-before="auto" style:column-width="6.1465in"/>
    </style:style>
    <style:style style:name="co58" style:family="table-column">
      <style:table-column-properties fo:break-before="auto" style:column-width="6.511in"/>
    </style:style>
    <style:style style:name="co59" style:family="table-column">
      <style:table-column-properties fo:break-before="auto" style:column-width="6.5972in"/>
    </style:style>
    <style:style style:name="co60" style:family="table-column">
      <style:table-column-properties fo:break-before="auto" style:column-width="5.8783in"/>
    </style:style>
    <style:style style:name="co61" style:family="table-column">
      <style:table-column-properties fo:break-before="auto" style:column-width="6.2429in"/>
    </style:style>
    <style:style style:name="co62" style:family="table-column">
      <style:table-column-properties fo:break-before="auto" style:column-width="6.3398in"/>
    </style:style>
    <style:style style:name="co63" style:family="table-column">
      <style:table-column-properties fo:break-before="auto" style:column-width="6.7043in"/>
    </style:style>
    <style:style style:name="co64" style:family="table-column">
      <style:table-column-properties fo:break-before="auto" style:column-width="6.4575in"/>
    </style:style>
    <style:style style:name="co65" style:family="table-column">
      <style:table-column-properties fo:break-before="auto" style:column-width="6.822in"/>
    </style:style>
    <style:style style:name="co66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0.4965in"/>
    </style:style>
    <style:style style:name="co68" style:family="table-column">
      <style:table-column-properties fo:break-before="auto" style:column-width="1.7508in"/>
    </style:style>
    <style:style style:name="co69" style:family="table-column">
      <style:table-column-properties fo:break-before="auto" style:column-width="0.5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ACSDT1Y2019.B17001H_data_with_overlays_2020-09-17T1411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17001H_001E</text:p>
          </table:table-cell>
          <table:table-cell office:value-type="string" calcext:value-type="string">
            <text:p>B17001H_001M</text:p>
          </table:table-cell>
          <table:table-cell office:value-type="string" calcext:value-type="string">
            <text:p>B17001H_002E</text:p>
          </table:table-cell>
          <table:table-cell office:value-type="string" calcext:value-type="string">
            <text:p>B17001H_002M</text:p>
          </table:table-cell>
          <table:table-cell office:value-type="string" calcext:value-type="string">
            <text:p>B17001H_003E</text:p>
          </table:table-cell>
          <table:table-cell office:value-type="string" calcext:value-type="string">
            <text:p>B17001H_003M</text:p>
          </table:table-cell>
          <table:table-cell office:value-type="string" calcext:value-type="string">
            <text:p>B17001H_004E</text:p>
          </table:table-cell>
          <table:table-cell office:value-type="string" calcext:value-type="string">
            <text:p>B17001H_004M</text:p>
          </table:table-cell>
          <table:table-cell office:value-type="string" calcext:value-type="string">
            <text:p>B17001H_005E</text:p>
          </table:table-cell>
          <table:table-cell office:value-type="string" calcext:value-type="string">
            <text:p>B17001H_005M</text:p>
          </table:table-cell>
          <table:table-cell office:value-type="string" calcext:value-type="string">
            <text:p>B17001H_006E</text:p>
          </table:table-cell>
          <table:table-cell office:value-type="string" calcext:value-type="string">
            <text:p>B17001H_006M</text:p>
          </table:table-cell>
          <table:table-cell office:value-type="string" calcext:value-type="string">
            <text:p>B17001H_007E</text:p>
          </table:table-cell>
          <table:table-cell office:value-type="string" calcext:value-type="string">
            <text:p>B17001H_007M</text:p>
          </table:table-cell>
          <table:table-cell office:value-type="string" calcext:value-type="string">
            <text:p>B17001H_008E</text:p>
          </table:table-cell>
          <table:table-cell office:value-type="string" calcext:value-type="string">
            <text:p>B17001H_008M</text:p>
          </table:table-cell>
          <table:table-cell office:value-type="string" calcext:value-type="string">
            <text:p>B17001H_009E</text:p>
          </table:table-cell>
          <table:table-cell office:value-type="string" calcext:value-type="string">
            <text:p>B17001H_009M</text:p>
          </table:table-cell>
          <table:table-cell office:value-type="string" calcext:value-type="string">
            <text:p>B17001H_010E</text:p>
          </table:table-cell>
          <table:table-cell office:value-type="string" calcext:value-type="string">
            <text:p>B17001H_010M</text:p>
          </table:table-cell>
          <table:table-cell office:value-type="string" calcext:value-type="string">
            <text:p>B17001H_011E</text:p>
          </table:table-cell>
          <table:table-cell office:value-type="string" calcext:value-type="string">
            <text:p>B17001H_011M</text:p>
          </table:table-cell>
          <table:table-cell office:value-type="string" calcext:value-type="string">
            <text:p>B17001H_012E</text:p>
          </table:table-cell>
          <table:table-cell office:value-type="string" calcext:value-type="string">
            <text:p>B17001H_012M</text:p>
          </table:table-cell>
          <table:table-cell office:value-type="string" calcext:value-type="string">
            <text:p>B17001H_013E</text:p>
          </table:table-cell>
          <table:table-cell office:value-type="string" calcext:value-type="string">
            <text:p>B17001H_013M</text:p>
          </table:table-cell>
          <table:table-cell office:value-type="string" calcext:value-type="string">
            <text:p>B17001H_014E</text:p>
          </table:table-cell>
          <table:table-cell office:value-type="string" calcext:value-type="string">
            <text:p>B17001H_014M</text:p>
          </table:table-cell>
          <table:table-cell office:value-type="string" calcext:value-type="string">
            <text:p>B17001H_015E</text:p>
          </table:table-cell>
          <table:table-cell office:value-type="string" calcext:value-type="string">
            <text:p>B17001H_015M</text:p>
          </table:table-cell>
          <table:table-cell office:value-type="string" calcext:value-type="string">
            <text:p>B17001H_016E</text:p>
          </table:table-cell>
          <table:table-cell office:value-type="string" calcext:value-type="string">
            <text:p>B17001H_016M</text:p>
          </table:table-cell>
          <table:table-cell office:value-type="string" calcext:value-type="string">
            <text:p>B17001H_017E</text:p>
          </table:table-cell>
          <table:table-cell office:value-type="string" calcext:value-type="string">
            <text:p>B17001H_017M</text:p>
          </table:table-cell>
          <table:table-cell office:value-type="string" calcext:value-type="string">
            <text:p>B17001H_018E</text:p>
          </table:table-cell>
          <table:table-cell office:value-type="string" calcext:value-type="string">
            <text:p>B17001H_018M</text:p>
          </table:table-cell>
          <table:table-cell office:value-type="string" calcext:value-type="string">
            <text:p>B17001H_019E</text:p>
          </table:table-cell>
          <table:table-cell office:value-type="string" calcext:value-type="string">
            <text:p>B17001H_019M</text:p>
          </table:table-cell>
          <table:table-cell office:value-type="string" calcext:value-type="string">
            <text:p>B17001H_020E</text:p>
          </table:table-cell>
          <table:table-cell office:value-type="string" calcext:value-type="string">
            <text:p>B17001H_020M</text:p>
          </table:table-cell>
          <table:table-cell office:value-type="string" calcext:value-type="string">
            <text:p>B17001H_021E</text:p>
          </table:table-cell>
          <table:table-cell office:value-type="string" calcext:value-type="string">
            <text:p>B17001H_021M</text:p>
          </table:table-cell>
          <table:table-cell office:value-type="string" calcext:value-type="string">
            <text:p>B17001H_022E</text:p>
          </table:table-cell>
          <table:table-cell office:value-type="string" calcext:value-type="string">
            <text:p>B17001H_022M</text:p>
          </table:table-cell>
          <table:table-cell office:value-type="string" calcext:value-type="string">
            <text:p>B17001H_023E</text:p>
          </table:table-cell>
          <table:table-cell office:value-type="string" calcext:value-type="string">
            <text:p>B17001H_023M</text:p>
          </table:table-cell>
          <table:table-cell office:value-type="string" calcext:value-type="string">
            <text:p>B17001H_024E</text:p>
          </table:table-cell>
          <table:table-cell office:value-type="string" calcext:value-type="string">
            <text:p>B17001H_024M</text:p>
          </table:table-cell>
          <table:table-cell office:value-type="string" calcext:value-type="string">
            <text:p>B17001H_025E</text:p>
          </table:table-cell>
          <table:table-cell office:value-type="string" calcext:value-type="string">
            <text:p>B17001H_025M</text:p>
          </table:table-cell>
          <table:table-cell office:value-type="string" calcext:value-type="string">
            <text:p>B17001H_026E</text:p>
          </table:table-cell>
          <table:table-cell office:value-type="string" calcext:value-type="string">
            <text:p>B17001H_026M</text:p>
          </table:table-cell>
          <table:table-cell office:value-type="string" calcext:value-type="string">
            <text:p>B17001H_027E</text:p>
          </table:table-cell>
          <table:table-cell office:value-type="string" calcext:value-type="string">
            <text:p>B17001H_027M</text:p>
          </table:table-cell>
          <table:table-cell office:value-type="string" calcext:value-type="string">
            <text:p>B17001H_028E</text:p>
          </table:table-cell>
          <table:table-cell office:value-type="string" calcext:value-type="string">
            <text:p>B17001H_028M</text:p>
          </table:table-cell>
          <table:table-cell office:value-type="string" calcext:value-type="string">
            <text:p>B17001H_029E</text:p>
          </table:table-cell>
          <table:table-cell office:value-type="string" calcext:value-type="string">
            <text:p>B17001H_029M</text:p>
          </table:table-cell>
          <table:table-cell office:value-type="string" calcext:value-type="string">
            <text:p>B17001H_030E</text:p>
          </table:table-cell>
          <table:table-cell office:value-type="string" calcext:value-type="string">
            <text:p>B17001H_030M</text:p>
          </table:table-cell>
          <table:table-cell office:value-type="string" calcext:value-type="string">
            <text:p>B17001H_031E</text:p>
          </table:table-cell>
          <table:table-cell office:value-type="string" calcext:value-type="string">
            <text:p>B17001H_031M</text:p>
          </table:table-cell>
          <table:table-cell office:value-type="string" calcext:value-type="string">
            <text:p>B17001H_032E</text:p>
          </table:table-cell>
          <table:table-cell office:value-type="string" calcext:value-type="string">
            <text:p>B17001H_032M</text:p>
          </table:table-cell>
          <table:table-cell office:value-type="string" calcext:value-type="string">
            <text:p>B17001H_033E</text:p>
          </table:table-cell>
          <table:table-cell office:value-type="string" calcext:value-type="string">
            <text:p>B17001H_033M</text:p>
          </table:table-cell>
          <table:table-cell office:value-type="string" calcext:value-type="string">
            <text:p>B17001H_034E</text:p>
          </table:table-cell>
          <table:table-cell office:value-type="string" calcext:value-type="string">
            <text:p>B17001H_034M</text:p>
          </table:table-cell>
          <table:table-cell office:value-type="string" calcext:value-type="string">
            <text:p>B17001H_035E</text:p>
          </table:table-cell>
          <table:table-cell office:value-type="string" calcext:value-type="string">
            <text:p>B17001H_035M</text:p>
          </table:table-cell>
          <table:table-cell office:value-type="string" calcext:value-type="string">
            <text:p>B17001H_036E</text:p>
          </table:table-cell>
          <table:table-cell office:value-type="string" calcext:value-type="string">
            <text:p>B17001H_036M</text:p>
          </table:table-cell>
          <table:table-cell office:value-type="string" calcext:value-type="string">
            <text:p>B17001H_037E</text:p>
          </table:table-cell>
          <table:table-cell office:value-type="string" calcext:value-type="string">
            <text:p>B17001H_037M</text:p>
          </table:table-cell>
          <table:table-cell office:value-type="string" calcext:value-type="string">
            <text:p>B17001H_038E</text:p>
          </table:table-cell>
          <table:table-cell office:value-type="string" calcext:value-type="string">
            <text:p>B17001H_038M</text:p>
          </table:table-cell>
          <table:table-cell office:value-type="string" calcext:value-type="string">
            <text:p>B17001H_039E</text:p>
          </table:table-cell>
          <table:table-cell office:value-type="string" calcext:value-type="string">
            <text:p>B17001H_039M</text:p>
          </table:table-cell>
          <table:table-cell office:value-type="string" calcext:value-type="string">
            <text:p>B17001H_040E</text:p>
          </table:table-cell>
          <table:table-cell office:value-type="string" calcext:value-type="string">
            <text:p>B17001H_040M</text:p>
          </table:table-cell>
          <table:table-cell office:value-type="string" calcext:value-type="string">
            <text:p>B17001H_041E</text:p>
          </table:table-cell>
          <table:table-cell office:value-type="string" calcext:value-type="string">
            <text:p>B17001H_041M</text:p>
          </table:table-cell>
          <table:table-cell office:value-type="string" calcext:value-type="string">
            <text:p>B17001H_042E</text:p>
          </table:table-cell>
          <table:table-cell office:value-type="string" calcext:value-type="string">
            <text:p>B17001H_042M</text:p>
          </table:table-cell>
          <table:table-cell office:value-type="string" calcext:value-type="string">
            <text:p>B17001H_043E</text:p>
          </table:table-cell>
          <table:table-cell office:value-type="string" calcext:value-type="string">
            <text:p>B17001H_043M</text:p>
          </table:table-cell>
          <table:table-cell office:value-type="string" calcext:value-type="string">
            <text:p>B17001H_044E</text:p>
          </table:table-cell>
          <table:table-cell office:value-type="string" calcext:value-type="string">
            <text:p>B17001H_044M</text:p>
          </table:table-cell>
          <table:table-cell office:value-type="string" calcext:value-type="string">
            <text:p>B17001H_045E</text:p>
          </table:table-cell>
          <table:table-cell office:value-type="string" calcext:value-type="string">
            <text:p>B17001H_045M</text:p>
          </table:table-cell>
          <table:table-cell office:value-type="string" calcext:value-type="string">
            <text:p>B17001H_046E</text:p>
          </table:table-cell>
          <table:table-cell office:value-type="string" calcext:value-type="string">
            <text:p>B17001H_046M</text:p>
          </table:table-cell>
          <table:table-cell office:value-type="string" calcext:value-type="string">
            <text:p>B17001H_047E</text:p>
          </table:table-cell>
          <table:table-cell office:value-type="string" calcext:value-type="string">
            <text:p>B17001H_047M</text:p>
          </table:table-cell>
          <table:table-cell office:value-type="string" calcext:value-type="string">
            <text:p>B17001H_048E</text:p>
          </table:table-cell>
          <table:table-cell office:value-type="string" calcext:value-type="string">
            <text:p>B17001H_048M</text:p>
          </table:table-cell>
          <table:table-cell office:value-type="string" calcext:value-type="string">
            <text:p>B17001H_049E</text:p>
          </table:table-cell>
          <table:table-cell office:value-type="string" calcext:value-type="string">
            <text:p>B17001H_049M</text:p>
          </table:table-cell>
          <table:table-cell office:value-type="string" calcext:value-type="string">
            <text:p>B17001H_050E</text:p>
          </table:table-cell>
          <table:table-cell office:value-type="string" calcext:value-type="string">
            <text:p>B17001H_050M</text:p>
          </table:table-cell>
          <table:table-cell office:value-type="string" calcext:value-type="string">
            <text:p>B17001H_051E</text:p>
          </table:table-cell>
          <table:table-cell office:value-type="string" calcext:value-type="string">
            <text:p>B17001H_051M</text:p>
          </table:table-cell>
          <table:table-cell office:value-type="string" calcext:value-type="string">
            <text:p>B17001H_052E</text:p>
          </table:table-cell>
          <table:table-cell office:value-type="string" calcext:value-type="string">
            <text:p>B17001H_052M</text:p>
          </table:table-cell>
          <table:table-cell office:value-type="string" calcext:value-type="string">
            <text:p>B17001H_053E</text:p>
          </table:table-cell>
          <table:table-cell office:value-type="string" calcext:value-type="string">
            <text:p>B17001H_053M</text:p>
          </table:table-cell>
          <table:table-cell office:value-type="string" calcext:value-type="string">
            <text:p>B17001H_054E</text:p>
          </table:table-cell>
          <table:table-cell office:value-type="string" calcext:value-type="string">
            <text:p>B17001H_054M</text:p>
          </table:table-cell>
          <table:table-cell office:value-type="string" calcext:value-type="string">
            <text:p>B17001H_055E</text:p>
          </table:table-cell>
          <table:table-cell office:value-type="string" calcext:value-type="string">
            <text:p>B17001H_055M</text:p>
          </table:table-cell>
          <table:table-cell office:value-type="string" calcext:value-type="string">
            <text:p>B17001H_056E</text:p>
          </table:table-cell>
          <table:table-cell office:value-type="string" calcext:value-type="string">
            <text:p>B17001H_056M</text:p>
          </table:table-cell>
          <table:table-cell office:value-type="string" calcext:value-type="string">
            <text:p>B17001H_057E</text:p>
          </table:table-cell>
          <table:table-cell office:value-type="string" calcext:value-type="string">
            <text:p>B17001H_057M</text:p>
          </table:table-cell>
          <table:table-cell office:value-type="string" calcext:value-type="string">
            <text:p>B17001H_058E</text:p>
          </table:table-cell>
          <table:table-cell office:value-type="string" calcext:value-type="string">
            <text:p>B17001H_058M</text:p>
          </table:table-cell>
          <table:table-cell office:value-type="string" calcext:value-type="string">
            <text:p>B17001H_059E</text:p>
          </table:table-cell>
          <table:table-cell office:value-type="string" calcext:value-type="string">
            <text:p>B17001H_05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string" calcext:value-type="string">
            <text:p>Margin of Error!!Total:!!Income in the past 12 months below poverty level:!!Male:!!Under 5 years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string" calcext:value-type="string">
            <text:p>Margin of Error!!Total:!!Income in the past 12 months below poverty level:!!Male:!!5 years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string" calcext:value-type="string">
            <text:p>Margin of Error!!Total:!!Income in the past 12 months below poverty level:!!Male:!!6 to 11 years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string" calcext:value-type="string">
            <text:p>Margin of Error!!Total:!!Income in the past 12 months below poverty level:!!Male:!!12 to 14 years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string" calcext:value-type="string">
            <text:p>Margin of Error!!Total:!!Income in the past 12 months below poverty level:!!Male:!!15 years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string" calcext:value-type="string">
            <text:p>Margin of Error!!Total:!!Income in the past 12 months below poverty level:!!Male:!!16 and 17 years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string" calcext:value-type="string">
            <text:p>Margin of Error!!Total:!!Income in the past 12 months below poverty level:!!Male:!!18 to 24 years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string" calcext:value-type="string">
            <text:p>Margin of Error!!Total:!!Income in the past 12 months below poverty level:!!Male:!!25 to 34 years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string" calcext:value-type="string">
            <text:p>Margin of Error!!Total:!!Income in the past 12 months below poverty level:!!Male:!!35 to 44 years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string" calcext:value-type="string">
            <text:p>Margin of Error!!Total:!!Income in the past 12 months below poverty level:!!Male:!!45 to 54 years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string" calcext:value-type="string">
            <text:p>Margin of Error!!Total:!!Income in the past 12 months below poverty level:!!Male:!!55 to 64 years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string" calcext:value-type="string">
            <text:p>Margin of Error!!Total:!!Income in the past 12 months below poverty level:!!Male:!!65 to 74 years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string" calcext:value-type="string">
            <text:p>Margin of Error!!Total:!!Income in the past 12 months below poverty level:!!Male:!!7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string" calcext:value-type="string">
            <text:p>Margin of Error!!Total:!!Income in the past 12 months below poverty level:!!Female:!!Under 5 years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string" calcext:value-type="string">
            <text:p>Margin of Error!!Total:!!Income in the past 12 months below poverty level:!!Female:!!5 years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string" calcext:value-type="string">
            <text:p>Margin of Error!!Total:!!Income in the past 12 months below poverty level:!!Female:!!6 to 11 years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string" calcext:value-type="string">
            <text:p>Margin of Error!!Total:!!Income in the past 12 months below poverty level:!!Female:!!12 to 14 years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string" calcext:value-type="string">
            <text:p>Margin of Error!!Total:!!Income in the past 12 months below poverty level:!!Female:!!15 years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string" calcext:value-type="string">
            <text:p>Margin of Error!!Total:!!Income in the past 12 months below poverty level:!!Female:!!16 and 17 years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string" calcext:value-type="string">
            <text:p>Margin of Error!!Total:!!Income in the past 12 months below poverty level:!!Female:!!18 to 24 years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string" calcext:value-type="string">
            <text:p>Margin of Error!!Total:!!Income in the past 12 months below poverty level:!!Female:!!25 to 34 years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string" calcext:value-type="string">
            <text:p>Margin of Error!!Total:!!Income in the past 12 months below poverty level:!!Female:!!35 to 44 years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string" calcext:value-type="string">
            <text:p>Margin of Error!!Total:!!Income in the past 12 months below poverty level:!!Female:!!45 to 54 years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string" calcext:value-type="string">
            <text:p>Margin of Error!!Total:!!Income in the past 12 months below poverty level:!!Female:!!55 to 64 years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string" calcext:value-type="string">
            <text:p>Margin of Error!!Total:!!Income in the past 12 months below poverty level:!!Female:!!65 to 74 years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string" calcext:value-type="string">
            <text:p>Margin of Error!!Total:!!Income in the past 12 months below poverty level:!!Female:!!7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string" calcext:value-type="string">
            <text:p>Margin of Error!!Total:!!Income in the past 12 months at or above poverty level:!!Male:!!Under 5 years</text:p>
          </table:table-cell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string" calcext:value-type="string">
            <text:p>Margin of Error!!Total:!!Income in the past 12 months at or above poverty level:!!Male:!!5 years</text:p>
          </table:table-cell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string" calcext:value-type="string">
            <text:p>Margin of Error!!Total:!!Income in the past 12 months at or above poverty level:!!Male:!!6 to 11 years</text:p>
          </table:table-cell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string" calcext:value-type="string">
            <text:p>Margin of Error!!Total:!!Income in the past 12 months at or above poverty level:!!Male:!!12 to 14 years</text:p>
          </table:table-cell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string" calcext:value-type="string">
            <text:p>Margin of Error!!Total:!!Income in the past 12 months at or above poverty level:!!Male:!!15 years</text:p>
          </table:table-cell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string" calcext:value-type="string">
            <text:p>Margin of Error!!Total:!!Income in the past 12 months at or above poverty level:!!Male:!!16 and 17 years</text:p>
          </table:table-cell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string" calcext:value-type="string">
            <text:p>Margin of Error!!Total:!!Income in the past 12 months at or above poverty level:!!Male:!!18 to 24 years</text:p>
          </table:table-cell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string" calcext:value-type="string">
            <text:p>Margin of Error!!Total:!!Income in the past 12 months at or above poverty level:!!Male:!!25 to 34 years</text:p>
          </table:table-cell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string" calcext:value-type="string">
            <text:p>Margin of Error!!Total:!!Income in the past 12 months at or above poverty level:!!Male:!!35 to 44 years</text:p>
          </table:table-cell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string" calcext:value-type="string">
            <text:p>Margin of Error!!Total:!!Income in the past 12 months at or above poverty level:!!Male:!!45 to 54 years</text:p>
          </table:table-cell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string" calcext:value-type="string">
            <text:p>Margin of Error!!Total:!!Income in the past 12 months at or above poverty level:!!Male:!!55 to 64 years</text:p>
          </table:table-cell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string" calcext:value-type="string">
            <text:p>Margin of Error!!Total:!!Income in the past 12 months at or above poverty level:!!Male:!!65 to 74 years</text:p>
          </table:table-cell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string" calcext:value-type="string">
            <text:p>Margin of Error!!Total:!!Income in the past 12 months at or above poverty level:!!Male:!!7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string" calcext:value-type="string">
            <text:p>Margin of Error!!Total:!!Income in the past 12 months at or above poverty level:!!Female:!!Under 5 years</text:p>
          </table:table-cell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string" calcext:value-type="string">
            <text:p>Margin of Error!!Total:!!Income in the past 12 months at or above poverty level:!!Female:!!5 years</text:p>
          </table:table-cell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string" calcext:value-type="string">
            <text:p>Margin of Error!!Total:!!Income in the past 12 months at or above poverty level:!!Female:!!6 to 11 years</text:p>
          </table:table-cell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string" calcext:value-type="string">
            <text:p>Margin of Error!!Total:!!Income in the past 12 months at or above poverty level:!!Female:!!12 to 14 years</text:p>
          </table:table-cell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string" calcext:value-type="string">
            <text:p>Margin of Error!!Total:!!Income in the past 12 months at or above poverty level:!!Female:!!15 years</text:p>
          </table:table-cell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string" calcext:value-type="string">
            <text:p>Margin of Error!!Total:!!Income in the past 12 months at or above poverty level:!!Female:!!16 and 17 years</text:p>
          </table:table-cell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string" calcext:value-type="string">
            <text:p>Margin of Error!!Total:!!Income in the past 12 months at or above poverty level:!!Female:!!18 to 24 years</text:p>
          </table:table-cell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string" calcext:value-type="string">
            <text:p>Margin of Error!!Total:!!Income in the past 12 months at or above poverty level:!!Female:!!25 to 34 years</text:p>
          </table:table-cell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string" calcext:value-type="string">
            <text:p>Margin of Error!!Total:!!Income in the past 12 months at or above poverty level:!!Female:!!35 to 44 years</text:p>
          </table:table-cell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string" calcext:value-type="string">
            <text:p>Margin of Error!!Total:!!Income in the past 12 months at or above poverty level:!!Female:!!45 to 54 years</text:p>
          </table:table-cell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string" calcext:value-type="string">
            <text:p>Margin of Error!!Total:!!Income in the past 12 months at or above poverty level:!!Female:!!55 to 64 years</text:p>
          </table:table-cell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string" calcext:value-type="string">
            <text:p>Margin of Error!!Total:!!Income in the past 12 months at or above poverty level:!!Female:!!65 to 74 years</text:p>
          </table:table-cell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string" calcext:value-type="string">
            <text:p>Margin of Error!!Total:!!Income in the past 12 months at or above poverty level:!!Female:!!75 years and over</text:p>
          </table:table-cell>
        </table:table-row>
        <table:table-row table:style-name="ro1">
          <table:table-cell office:value-type="string" calcext:value-type="string">
            <text:p>310M500US32820</text:p>
          </table:table-cell>
          <table:table-cell office:value-type="string" calcext:value-type="string">
            <text:p>Memphis, TN-MS-AR Metro Area</text:p>
          </table:table-cell>
          <table:table-cell office:value-type="float" office:value="566033" calcext:value-type="float">
            <text:p>566033</text:p>
          </table:table-cell>
          <table:table-cell office:value-type="float" office:value="1744" calcext:value-type="float">
            <text:p>1744</text:p>
          </table:table-cell>
          <table:table-cell office:value-type="float" office:value="38896" calcext:value-type="float">
            <text:p>38896</text:p>
          </table:table-cell>
          <table:table-cell office:value-type="float" office:value="4512" calcext:value-type="float">
            <text:p>4512</text:p>
          </table:table-cell>
          <table:table-cell office:value-type="float" office:value="16163" calcext:value-type="float">
            <text:p>16163</text:p>
          </table:table-cell>
          <table:table-cell office:value-type="float" office:value="2361" calcext:value-type="float">
            <text:p>2361</text:p>
          </table:table-cell>
          <table:table-cell office:value-type="float" office:value="896" calcext:value-type="float">
            <text:p>896</text:p>
          </table:table-cell>
          <table:table-cell office:value-type="float" office:value="527" calcext:value-type="float">
            <text:p>527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float" office:value="651" calcext:value-type="float">
            <text:p>651</text:p>
          </table:table-cell>
          <table:table-cell office:value-type="float" office:value="381" calcext:value-type="float">
            <text:p>381</text:p>
          </table:table-cell>
          <table:table-cell office:value-type="float" office:value="947" calcext:value-type="float">
            <text:p>947</text:p>
          </table:table-cell>
          <table:table-cell office:value-type="float" office:value="492" calcext:value-type="float">
            <text:p>492</text:p>
          </table:table-cell>
          <table:table-cell office:value-type="float" office:value="356" calcext:value-type="float">
            <text:p>356</text:p>
          </table:table-cell>
          <table:table-cell office:value-type="float" office:value="341" calcext:value-type="float">
            <text:p>341</text:p>
          </table:table-cell>
          <table:table-cell office:value-type="float" office:value="488" calcext:value-type="float">
            <text:p>488</text:p>
          </table:table-cell>
          <table:table-cell office:value-type="float" office:value="248" calcext:value-type="float">
            <text:p>248</text:p>
          </table:table-cell>
          <table:table-cell office:value-type="float" office:value="1828" calcext:value-type="float">
            <text:p>1828</text:p>
          </table:table-cell>
          <table:table-cell office:value-type="float" office:value="794" calcext:value-type="float">
            <text:p>794</text:p>
          </table:table-cell>
          <table:table-cell office:value-type="float" office:value="1142" calcext:value-type="float">
            <text:p>1142</text:p>
          </table:table-cell>
          <table:table-cell office:value-type="float" office:value="503" calcext:value-type="float">
            <text:p>503</text:p>
          </table:table-cell>
          <table:table-cell office:value-type="float" office:value="3156" calcext:value-type="float">
            <text:p>3156</text:p>
          </table:table-cell>
          <table:table-cell office:value-type="float" office:value="915" calcext:value-type="float">
            <text:p>915</text:p>
          </table:table-cell>
          <table:table-cell office:value-type="float" office:value="1685" calcext:value-type="float">
            <text:p>1685</text:p>
          </table:table-cell>
          <table:table-cell office:value-type="float" office:value="605" calcext:value-type="float">
            <text:p>605</text:p>
          </table:table-cell>
          <table:table-cell office:value-type="float" office:value="1892" calcext:value-type="float">
            <text:p>1892</text:p>
          </table:table-cell>
          <table:table-cell office:value-type="float" office:value="865" calcext:value-type="float">
            <text:p>865</text:p>
          </table:table-cell>
          <table:table-cell office:value-type="float" office:value="2208" calcext:value-type="float">
            <text:p>2208</text:p>
          </table:table-cell>
          <table:table-cell office:value-type="float" office:value="961" calcext:value-type="float">
            <text:p>961</text:p>
          </table:table-cell>
          <table:table-cell office:value-type="float" office:value="780" calcext:value-type="float">
            <text:p>780</text:p>
          </table:table-cell>
          <table:table-cell office:value-type="float" office:value="482" calcext:value-type="float">
            <text:p>482</text:p>
          </table:table-cell>
          <table:table-cell office:value-type="float" office:value="22733" calcext:value-type="float">
            <text:p>22733</text:p>
          </table:table-cell>
          <table:table-cell office:value-type="float" office:value="2959" calcext:value-type="float">
            <text:p>2959</text:p>
          </table:table-cell>
          <table:table-cell office:value-type="float" office:value="1194" calcext:value-type="float">
            <text:p>1194</text:p>
          </table:table-cell>
          <table:table-cell office:value-type="float" office:value="763" calcext:value-type="float">
            <text:p>763</text:p>
          </table:table-cell>
          <table:table-cell office:value-type="float" office:value="472" calcext:value-type="float">
            <text:p>472</text:p>
          </table:table-cell>
          <table:table-cell office:value-type="float" office:value="440" calcext:value-type="float">
            <text:p>440</text:p>
          </table:table-cell>
          <table:table-cell office:value-type="float" office:value="1490" calcext:value-type="float">
            <text:p>1490</text:p>
          </table:table-cell>
          <table:table-cell office:value-type="float" office:value="828" calcext:value-type="float">
            <text:p>828</text:p>
          </table:table-cell>
          <table:table-cell office:value-type="float" office:value="905" calcext:value-type="float">
            <text:p>905</text:p>
          </table:table-cell>
          <table:table-cell office:value-type="float" office:value="550" calcext:value-type="float">
            <text:p>550</text:p>
          </table:table-cell>
          <table:table-cell office:value-type="float" office:value="224" calcext:value-type="float">
            <text:p>224</text:p>
          </table:table-cell>
          <table:table-cell office:value-type="float" office:value="257" calcext:value-type="float">
            <text:p>257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office:value-type="float" office:value="2983" calcext:value-type="float">
            <text:p>2983</text:p>
          </table:table-cell>
          <table:table-cell office:value-type="float" office:value="1051" calcext:value-type="float">
            <text:p>1051</text:p>
          </table:table-cell>
          <table:table-cell office:value-type="float" office:value="3918" calcext:value-type="float">
            <text:p>3918</text:p>
          </table:table-cell>
          <table:table-cell office:value-type="float" office:value="874" calcext:value-type="float">
            <text:p>874</text:p>
          </table:table-cell>
          <table:table-cell office:value-type="float" office:value="2449" calcext:value-type="float">
            <text:p>2449</text:p>
          </table:table-cell>
          <table:table-cell office:value-type="float" office:value="882" calcext:value-type="float">
            <text:p>882</text:p>
          </table:table-cell>
          <table:table-cell office:value-type="float" office:value="2205" calcext:value-type="float">
            <text:p>2205</text:p>
          </table:table-cell>
          <table:table-cell office:value-type="float" office:value="742" calcext:value-type="float">
            <text:p>742</text:p>
          </table:table-cell>
          <table:table-cell office:value-type="float" office:value="2768" calcext:value-type="float">
            <text:p>2768</text:p>
          </table:table-cell>
          <table:table-cell office:value-type="float" office:value="860" calcext:value-type="float">
            <text:p>860</text:p>
          </table:table-cell>
          <table:table-cell office:value-type="float" office:value="1522" calcext:value-type="float">
            <text:p>1522</text:p>
          </table:table-cell>
          <table:table-cell office:value-type="float" office:value="612" calcext:value-type="float">
            <text:p>612</text:p>
          </table:table-cell>
          <table:table-cell office:value-type="float" office:value="2383" calcext:value-type="float">
            <text:p>2383</text:p>
          </table:table-cell>
          <table:table-cell office:value-type="float" office:value="802" calcext:value-type="float">
            <text:p>802</text:p>
          </table:table-cell>
          <table:table-cell office:value-type="float" office:value="527137" calcext:value-type="float">
            <text:p>527137</text:p>
          </table:table-cell>
          <table:table-cell office:value-type="float" office:value="4713" calcext:value-type="float">
            <text:p>4713</text:p>
          </table:table-cell>
          <table:table-cell office:value-type="float" office:value="260638" calcext:value-type="float">
            <text:p>260638</text:p>
          </table:table-cell>
          <table:table-cell office:value-type="float" office:value="2592" calcext:value-type="float">
            <text:p>2592</text:p>
          </table:table-cell>
          <table:table-cell office:value-type="float" office:value="13725" calcext:value-type="float">
            <text:p>13725</text:p>
          </table:table-cell>
          <table:table-cell office:value-type="float" office:value="870" calcext:value-type="float">
            <text:p>870</text:p>
          </table:table-cell>
          <table:table-cell office:value-type="float" office:value="3272" calcext:value-type="float">
            <text:p>3272</text:p>
          </table:table-cell>
          <table:table-cell office:value-type="float" office:value="909" calcext:value-type="float">
            <text:p>909</text:p>
          </table:table-cell>
          <table:table-cell office:value-type="float" office:value="18051" calcext:value-type="float">
            <text:p>18051</text:p>
          </table:table-cell>
          <table:table-cell office:value-type="float" office:value="1461" calcext:value-type="float">
            <text:p>1461</text:p>
          </table:table-cell>
          <table:table-cell office:value-type="float" office:value="8703" calcext:value-type="float">
            <text:p>8703</text:p>
          </table:table-cell>
          <table:table-cell office:value-type="float" office:value="1373" calcext:value-type="float">
            <text:p>1373</text:p>
          </table:table-cell>
          <table:table-cell office:value-type="float" office:value="3571" calcext:value-type="float">
            <text:p>3571</text:p>
          </table:table-cell>
          <table:table-cell office:value-type="float" office:value="690" calcext:value-type="float">
            <text:p>690</text:p>
          </table:table-cell>
          <table:table-cell office:value-type="float" office:value="6368" calcext:value-type="float">
            <text:p>6368</text:p>
          </table:table-cell>
          <table:table-cell office:value-type="float" office:value="809" calcext:value-type="float">
            <text:p>809</text:p>
          </table:table-cell>
          <table:table-cell office:value-type="float" office:value="19031" calcext:value-type="float">
            <text:p>19031</text:p>
          </table:table-cell>
          <table:table-cell office:value-type="float" office:value="1132" calcext:value-type="float">
            <text:p>1132</text:p>
          </table:table-cell>
          <table:table-cell office:value-type="float" office:value="33656" calcext:value-type="float">
            <text:p>33656</text:p>
          </table:table-cell>
          <table:table-cell office:value-type="float" office:value="943" calcext:value-type="float">
            <text:p>943</text:p>
          </table:table-cell>
          <table:table-cell office:value-type="float" office:value="31981" calcext:value-type="float">
            <text:p>31981</text:p>
          </table:table-cell>
          <table:table-cell office:value-type="float" office:value="989" calcext:value-type="float">
            <text:p>989</text:p>
          </table:table-cell>
          <table:table-cell office:value-type="float" office:value="35950" calcext:value-type="float">
            <text:p>35950</text:p>
          </table:table-cell>
          <table:table-cell office:value-type="float" office:value="676" calcext:value-type="float">
            <text:p>676</text:p>
          </table:table-cell>
          <table:table-cell office:value-type="float" office:value="38972" calcext:value-type="float">
            <text:p>38972</text:p>
          </table:table-cell>
          <table:table-cell office:value-type="float" office:value="908" calcext:value-type="float">
            <text:p>908</text:p>
          </table:table-cell>
          <table:table-cell office:value-type="float" office:value="29027" calcext:value-type="float">
            <text:p>29027</text:p>
          </table:table-cell>
          <table:table-cell office:value-type="float" office:value="994" calcext:value-type="float">
            <text:p>994</text:p>
          </table:table-cell>
          <table:table-cell office:value-type="float" office:value="18331" calcext:value-type="float">
            <text:p>18331</text:p>
          </table:table-cell>
          <table:table-cell office:value-type="float" office:value="549" calcext:value-type="float">
            <text:p>549</text:p>
          </table:table-cell>
          <table:table-cell office:value-type="float" office:value="266499" calcext:value-type="float">
            <text:p>266499</text:p>
          </table:table-cell>
          <table:table-cell office:value-type="float" office:value="3126" calcext:value-type="float">
            <text:p>3126</text:p>
          </table:table-cell>
          <table:table-cell office:value-type="float" office:value="12828" calcext:value-type="float">
            <text:p>12828</text:p>
          </table:table-cell>
          <table:table-cell office:value-type="float" office:value="719" calcext:value-type="float">
            <text:p>719</text:p>
          </table:table-cell>
          <table:table-cell office:value-type="float" office:value="2387" calcext:value-type="float">
            <text:p>2387</text:p>
          </table:table-cell>
          <table:table-cell office:value-type="float" office:value="829" calcext:value-type="float">
            <text:p>829</text:p>
          </table:table-cell>
          <table:table-cell office:value-type="float" office:value="16614" calcext:value-type="float">
            <text:p>16614</text:p>
          </table:table-cell>
          <table:table-cell office:value-type="float" office:value="1232" calcext:value-type="float">
            <text:p>1232</text:p>
          </table:table-cell>
          <table:table-cell office:value-type="float" office:value="7872" calcext:value-type="float">
            <text:p>7872</text:p>
          </table:table-cell>
          <table:table-cell office:value-type="float" office:value="1264" calcext:value-type="float">
            <text:p>1264</text:p>
          </table:table-cell>
          <table:table-cell office:value-type="float" office:value="3551" calcext:value-type="float">
            <text:p>3551</text:p>
          </table:table-cell>
          <table:table-cell office:value-type="float" office:value="921" calcext:value-type="float">
            <text:p>921</text:p>
          </table:table-cell>
          <table:table-cell office:value-type="float" office:value="5260" calcext:value-type="float">
            <text:p>5260</text:p>
          </table:table-cell>
          <table:table-cell office:value-type="float" office:value="994" calcext:value-type="float">
            <text:p>994</text:p>
          </table:table-cell>
          <table:table-cell office:value-type="float" office:value="17180" calcext:value-type="float">
            <text:p>17180</text:p>
          </table:table-cell>
          <table:table-cell office:value-type="float" office:value="1048" calcext:value-type="float">
            <text:p>1048</text:p>
          </table:table-cell>
          <table:table-cell office:value-type="float" office:value="32943" calcext:value-type="float">
            <text:p>32943</text:p>
          </table:table-cell>
          <table:table-cell office:value-type="float" office:value="1417" calcext:value-type="float">
            <text:p>1417</text:p>
          </table:table-cell>
          <table:table-cell office:value-type="float" office:value="31809" calcext:value-type="float">
            <text:p>31809</text:p>
          </table:table-cell>
          <table:table-cell office:value-type="float" office:value="1089" calcext:value-type="float">
            <text:p>1089</text:p>
          </table:table-cell>
          <table:table-cell office:value-type="float" office:value="35484" calcext:value-type="float">
            <text:p>35484</text:p>
          </table:table-cell>
          <table:table-cell office:value-type="float" office:value="805" calcext:value-type="float">
            <text:p>805</text:p>
          </table:table-cell>
          <table:table-cell office:value-type="float" office:value="41201" calcext:value-type="float">
            <text:p>41201</text:p>
          </table:table-cell>
          <table:table-cell office:value-type="float" office:value="869" calcext:value-type="float">
            <text:p>869</text:p>
          </table:table-cell>
          <table:table-cell office:value-type="float" office:value="34058" calcext:value-type="float">
            <text:p>34058</text:p>
          </table:table-cell>
          <table:table-cell office:value-type="float" office:value="650" calcext:value-type="float">
            <text:p>650</text:p>
          </table:table-cell>
          <table:table-cell office:value-type="float" office:value="25312" calcext:value-type="float">
            <text:p>25312</text:p>
          </table:table-cell>
          <table:table-cell office:value-type="float" office:value="855" calcext:value-type="float">
            <text:p>855</text:p>
          </table:table-cell>
        </table:table-row>
      </table:table>
      <table:table table:name="Sheet2" table:style-name="ta1">
        <table:table-column table:style-name="co64" table:default-cell-style-name="Default"/>
        <table:table-column table:style-name="co2" table:default-cell-style-name="Default"/>
        <table:table-column table:style-name="co37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Memphis, TN-MS-AR Metro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</text:p>
          </table:table-cell>
          <table:table-cell office:value-type="float" office:value="566033" calcext:value-type="float">
            <text:p>566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</text:p>
          </table:table-cell>
          <table:table-cell office:value-type="float" office:value="527137" calcext:value-type="float">
            <text:p>527137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float" office:value="38896" calcext:value-type="float">
            <text:p>3889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</text:p>
          </table:table-cell>
          <table:table-cell office:value-type="float" office:value="266499" calcext:value-type="float">
            <text:p>266499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float" office:value="22733" calcext:value-type="float">
            <text:p>2273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float" office:value="7872" calcext:value-type="float">
            <text:p>7872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float" office:value="17180" calcext:value-type="float">
            <text:p>17180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float" office:value="2983" calcext:value-type="float">
            <text:p>298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float" office:value="32943" calcext:value-type="float">
            <text:p>32943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float" office:value="31809" calcext:value-type="float">
            <text:p>31809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float" office:value="35484" calcext:value-type="float">
            <text:p>35484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float" office:value="41201" calcext:value-type="float">
            <text:p>41201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float" office:value="16614" calcext:value-type="float">
            <text:p>16614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float" office:value="34058" calcext:value-type="float">
            <text:p>34058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float" office:value="25312" calcext:value-type="float">
            <text:p>25312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float" office:value="2383" calcext:value-type="float">
            <text:p>238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float" office:value="12828" calcext:value-type="float">
            <text:p>12828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</text:p>
          </table:table-cell>
          <table:table-cell office:value-type="float" office:value="260638" calcext:value-type="float">
            <text:p>260638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float" office:value="16163" calcext:value-type="float">
            <text:p>1616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float" office:value="8703" calcext:value-type="float">
            <text:p>8703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float" office:value="6368" calcext:value-type="float">
            <text:p>6368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float" office:value="19031" calcext:value-type="float">
            <text:p>19031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float" office:value="33656" calcext:value-type="float">
            <text:p>33656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float" office:value="31981" calcext:value-type="float">
            <text:p>31981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float" office:value="35950" calcext:value-type="float">
            <text:p>35950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float" office:value="38972" calcext:value-type="float">
            <text:p>38972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float" office:value="29027" calcext:value-type="float">
            <text:p>29027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float" office:value="18331" calcext:value-type="float">
            <text:p>18331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float" office:value="13725" calcext:value-type="float">
            <text:p>13725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BOTH:</text:p>
          </table:table-cell>
          <table:table-cell table:formula="of:=[.B18]+[.B4]" office:value-type="float" office:value="527137" calcext:value-type="float">
            <text:p>527137</text:p>
          </table:table-cell>
          <table:table-cell/>
          <table:table-cell table:formula="of:=[.D18]+[.D4]" office:value-type="float" office:value="38896" calcext:value-type="float">
            <text:p>38896</text:p>
          </table:table-cell>
        </table:table-row>
        <table:table-row table:style-name="ro1">
          <table:table-cell office:value-type="string" calcext:value-type="string">
            <text:p>BOTH:!!12 to 14 years</text:p>
          </table:table-cell>
          <table:table-cell table:formula="of:=[.B19]+[.B5]" office:value-type="float" office:value="16575" calcext:value-type="float">
            <text:p>16575</text:p>
          </table:table-cell>
          <table:table-cell/>
          <table:table-cell table:formula="of:=[.D19]+[.D5]"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BOTH:!!15 years</text:p>
          </table:table-cell>
          <table:table-cell table:formula="of:=[.B20]+[.B6]" office:value-type="float" office:value="7122" calcext:value-type="float">
            <text:p>7122</text:p>
          </table:table-cell>
          <table:table-cell/>
          <table:table-cell table:formula="of:=[.D20]+[.D6]"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BOTH:!!16 and 17 years</text:p>
          </table:table-cell>
          <table:table-cell table:formula="of:=[.B21]+[.B7]" office:value-type="float" office:value="11628" calcext:value-type="float">
            <text:p>11628</text:p>
          </table:table-cell>
          <table:table-cell/>
          <table:table-cell table:formula="of:=[.D21]+[.D7]"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table:formula="of:=[.B22]+[.B8]" office:value-type="float" office:value="36211" calcext:value-type="float">
            <text:p>36211</text:p>
          </table:table-cell>
          <table:table-cell/>
          <table:table-cell table:formula="of:=[.D22]+[.D8]" office:value-type="float" office:value="4811" calcext:value-type="float">
            <text:p>4811</text:p>
          </table:table-cell>
        </table:table-row>
        <table:table-row table:style-name="ro1">
          <table:table-cell office:value-type="string" calcext:value-type="string">
            <text:p>BOTH:!!25 to 34 years</text:p>
          </table:table-cell>
          <table:table-cell table:formula="of:=[.B23]+[.B9]" office:value-type="float" office:value="66599" calcext:value-type="float">
            <text:p>66599</text:p>
          </table:table-cell>
          <table:table-cell/>
          <table:table-cell table:formula="of:=[.D23]+[.D9]" office:value-type="float" office:value="5060" calcext:value-type="float">
            <text:p>5060</text:p>
          </table:table-cell>
        </table:table-row>
        <table:table-row table:style-name="ro1">
          <table:table-cell office:value-type="string" calcext:value-type="string">
            <text:p>BOTH:!!35 to 44 years</text:p>
          </table:table-cell>
          <table:table-cell table:formula="of:=[.B24]+[.B10]" office:value-type="float" office:value="63790" calcext:value-type="float">
            <text:p>63790</text:p>
          </table:table-cell>
          <table:table-cell/>
          <table:table-cell table:formula="of:=[.D24]+[.D10]" office:value-type="float" office:value="5605" calcext:value-type="float">
            <text:p>5605</text:p>
          </table:table-cell>
        </table:table-row>
        <table:table-row table:style-name="ro1">
          <table:table-cell office:value-type="string" calcext:value-type="string">
            <text:p>BOTH:!!45 to 54 years</text:p>
          </table:table-cell>
          <table:table-cell table:formula="of:=[.B25]+[.B11]" office:value-type="float" office:value="71434" calcext:value-type="float">
            <text:p>71434</text:p>
          </table:table-cell>
          <table:table-cell/>
          <table:table-cell table:formula="of:=[.D25]+[.D11]" office:value-type="float" office:value="3890" calcext:value-type="float">
            <text:p>3890</text:p>
          </table:table-cell>
        </table:table-row>
        <table:table-row table:style-name="ro1">
          <table:table-cell office:value-type="string" calcext:value-type="string">
            <text:p>BOTH:!!5 years</text:p>
          </table:table-cell>
          <table:table-cell table:formula="of:=[.B26]+[.B12]" office:value-type="float" office:value="5659" calcext:value-type="float">
            <text:p>5659</text:p>
          </table:table-cell>
          <table:table-cell/>
          <table:table-cell table:formula="of:=[.D26]+[.D12]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BOTH:!!55 to 64 years</text:p>
          </table:table-cell>
          <table:table-cell table:formula="of:=[.B27]+[.B13]" office:value-type="float" office:value="80173" calcext:value-type="float">
            <text:p>80173</text:p>
          </table:table-cell>
          <table:table-cell/>
          <table:table-cell table:formula="of:=[.D27]+[.D13]" office:value-type="float" office:value="4660" calcext:value-type="float">
            <text:p>4660</text:p>
          </table:table-cell>
        </table:table-row>
        <table:table-row table:style-name="ro1">
          <table:table-cell office:value-type="string" calcext:value-type="string">
            <text:p>BOTH:!!6 to 11 years</text:p>
          </table:table-cell>
          <table:table-cell table:formula="of:=[.B28]+[.B14]" office:value-type="float" office:value="34665" calcext:value-type="float">
            <text:p>34665</text:p>
          </table:table-cell>
          <table:table-cell/>
          <table:table-cell table:formula="of:=[.D28]+[.D14]"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table:formula="of:=[.B29]+[.B15]" office:value-type="float" office:value="63085" calcext:value-type="float">
            <text:p>63085</text:p>
          </table:table-cell>
          <table:table-cell/>
          <table:table-cell table:formula="of:=[.D29]+[.D15]" office:value-type="float" office:value="3730" calcext:value-type="float">
            <text:p>3730</text:p>
          </table:table-cell>
        </table:table-row>
        <table:table-row table:style-name="ro1">
          <table:table-cell office:value-type="string" calcext:value-type="string">
            <text:p>BOTH:!!75 years and over</text:p>
          </table:table-cell>
          <table:table-cell table:formula="of:=[.B30]+[.B16]" office:value-type="float" office:value="43643" calcext:value-type="float">
            <text:p>43643</text:p>
          </table:table-cell>
          <table:table-cell/>
          <table:table-cell table:formula="of:=[.D30]+[.D16]" office:value-type="float" office:value="3163" calcext:value-type="float">
            <text:p>3163</text:p>
          </table:table-cell>
        </table:table-row>
        <table:table-row table:style-name="ro1">
          <table:table-cell office:value-type="string" calcext:value-type="string">
            <text:p>BOTH:!!Under 5 years</text:p>
          </table:table-cell>
          <table:table-cell table:formula="of:=[.B31]+[.B17]" office:value-type="float" office:value="26553" calcext:value-type="float">
            <text:p>26553</text:p>
          </table:table-cell>
          <table:table-cell/>
          <table:table-cell table:formula="of:=[.D31]+[.D17]" office:value-type="float" office:value="2090" calcext:value-type="float">
            <text:p>2090</text:p>
          </table:table-cell>
        </table:table-row>
      </table:table>
      <table:table table:name="Sheet3" table:style-name="ta1">
        <table:table-column table:style-name="co68" table:default-cell-style-name="Default"/>
        <table:table-column table:style-name="co69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6" table:default-cell-style-name="Default"/>
        <table:table-column table:style-name="co66" table:default-cell-style-name="ce1"/>
        <table:table-row table:style-name="ro1">
          <table:table-cell office:value-type="string" calcext:value-type="string">
            <text:p>BOTH:</text:p>
          </table:table-cell>
          <table:table-cell office:value-type="float" office:value="527137" calcext:value-type="float">
            <text:p>527137</text:p>
          </table:table-cell>
          <table:table-cell/>
          <table:table-cell office:value-type="float" office:value="38896" calcext:value-type="float">
            <text:p>38896</text:p>
          </table:table-cell>
          <table:table-cell/>
          <table:table-cell table:formula="of:=[.D1]/([.B1]+[.D1])*100" office:value-type="float" office:value="6.87168415975747" calcext:value-type="float">
            <text:p>6.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TH:!!Under 5 years</text:p>
          </table:table-cell>
          <table:table-cell office:value-type="float" office:value="26553" calcext:value-type="float">
            <text:p>26553</text:p>
          </table:table-cell>
          <table:table-cell/>
          <table:table-cell office:value-type="float" office:value="2090" calcext:value-type="float">
            <text:p>2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 years</text:p>
          </table:table-cell>
          <table:table-cell office:value-type="float" office:value="5659" calcext:value-type="float">
            <text:p>5659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 to 11 years</text:p>
          </table:table-cell>
          <table:table-cell office:value-type="float" office:value="34665" calcext:value-type="float">
            <text:p>34665</text:p>
          </table:table-cell>
          <table:table-cell/>
          <table:table-cell office:value-type="float" office:value="2141" calcext:value-type="float">
            <text:p>2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2 to 14 years</text:p>
          </table:table-cell>
          <table:table-cell office:value-type="float" office:value="16575" calcext:value-type="float">
            <text:p>16575</text:p>
          </table:table-cell>
          <table:table-cell/>
          <table:table-cell office:value-type="float" office:value="1852" calcext:value-type="float">
            <text:p>1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5 years</text:p>
          </table:table-cell>
          <table:table-cell office:value-type="float" office:value="7122" calcext:value-type="float">
            <text:p>7122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6 and 17 years</text:p>
          </table:table-cell>
          <table:table-cell office:value-type="float" office:value="11628" calcext:value-type="float">
            <text:p>11628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/>
          <table:table-cell table:formula="of:=SUM([.B3:.B8])" office:value-type="float" office:value="102202" calcext:value-type="float">
            <text:p>102202</text:p>
          </table:table-cell>
          <table:table-cell/>
          <table:table-cell table:formula="of:=SUM([.D3:.D8])" office:value-type="float" office:value="7977" calcext:value-type="float">
            <text:p>7977</text:p>
          </table:table-cell>
          <table:table-cell/>
          <table:table-cell table:formula="of:=[.D9]/([.B9]+[.D9])*100" office:value-type="float" office:value="7.24003666760453" calcext:value-type="float">
            <text:p>7.2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office:value-type="float" office:value="36211" calcext:value-type="float">
            <text:p>36211</text:p>
          </table:table-cell>
          <table:table-cell/>
          <table:table-cell office:value-type="float" office:value="4811" calcext:value-type="float">
            <text:p>4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25 to 34 years</text:p>
          </table:table-cell>
          <table:table-cell office:value-type="float" office:value="66599" calcext:value-type="float">
            <text:p>66599</text:p>
          </table:table-cell>
          <table:table-cell/>
          <table:table-cell office:value-type="float" office:value="5060" calcext:value-type="float">
            <text:p>5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35 to 44 years</text:p>
          </table:table-cell>
          <table:table-cell office:value-type="float" office:value="63790" calcext:value-type="float">
            <text:p>63790</text:p>
          </table:table-cell>
          <table:table-cell/>
          <table:table-cell office:value-type="float" office:value="5605" calcext:value-type="float">
            <text:p>5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45 to 54 years</text:p>
          </table:table-cell>
          <table:table-cell office:value-type="float" office:value="71434" calcext:value-type="float">
            <text:p>71434</text:p>
          </table:table-cell>
          <table:table-cell/>
          <table:table-cell office:value-type="float" office:value="3890" calcext:value-type="float">
            <text:p>3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5 to 64 years</text:p>
          </table:table-cell>
          <table:table-cell office:value-type="float" office:value="80173" calcext:value-type="float">
            <text:p>80173</text:p>
          </table:table-cell>
          <table:table-cell/>
          <table:table-cell office:value-type="float" office:value="4660" calcext:value-type="float">
            <text:p>4660</text:p>
          </table:table-cell>
          <table:table-cell table:number-columns-repeated="2"/>
        </table:table-row>
        <table:table-row table:style-name="ro1">
          <table:table-cell/>
          <table:table-cell table:formula="of:=SUM([.B10:.B14])" office:value-type="float" office:value="318207" calcext:value-type="float">
            <text:p>318207</text:p>
          </table:table-cell>
          <table:table-cell/>
          <table:table-cell table:formula="of:=SUM([.D10:.D14])" office:value-type="float" office:value="24026" calcext:value-type="float">
            <text:p>24026</text:p>
          </table:table-cell>
          <table:table-cell/>
          <table:table-cell table:formula="of:=[.D15]/([.B15]+[.D15])*100" office:value-type="float" office:value="7.02036331972662" calcext:value-type="float">
            <text:p>7.0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office:value-type="float" office:value="63085" calcext:value-type="float">
            <text:p>63085</text:p>
          </table:table-cell>
          <table:table-cell/>
          <table:table-cell office:value-type="float" office:value="3730" calcext:value-type="float">
            <text:p>3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75 years and over</text:p>
          </table:table-cell>
          <table:table-cell office:value-type="float" office:value="43643" calcext:value-type="float">
            <text:p>43643</text:p>
          </table:table-cell>
          <table:table-cell/>
          <table:table-cell office:value-type="float" office:value="3163" calcext:value-type="float">
            <text:p>3163</text:p>
          </table:table-cell>
          <table:table-cell table:number-columns-repeated="2"/>
        </table:table-row>
        <table:table-row table:style-name="ro1">
          <table:table-cell/>
          <table:table-cell table:formula="of:=SUM([.B16:.B17])" office:value-type="float" office:value="106728" calcext:value-type="float">
            <text:p>106728</text:p>
          </table:table-cell>
          <table:table-cell/>
          <table:table-cell table:formula="of:=SUM([.D16:.D17])" office:value-type="float" office:value="6893" calcext:value-type="float">
            <text:p>6893</text:p>
          </table:table-cell>
          <table:table-cell/>
          <table:table-cell table:formula="of:=[.D18]/([.B18]+[.D18])*100" office:value-type="float" office:value="6.06666021246073" calcext:value-type="float">
            <text:p>6.1</text:p>
          </table:table-cell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3:24:31.146558179</dc:date>
    <meta:editing-duration>PT5M40S</meta:editing-duration>
    <meta:editing-cycles>2</meta:editing-cycles>
    <meta:generator>LibreOffice/6.4.6.2$Linux_X86_64 LibreOffice_project/40$Build-2</meta:generator>
    <meta:document-statistic meta:table-count="3" meta:cell-count="574" meta:object-count="0"/>
  </office:meta>
</office:document-meta>
</file>